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3.439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size="26pt" fo:font-style="normal" style:font-size-asian="26pt" style:font-style-asian="normal" style:font-size-complex="26pt" style:font-style-complex="normal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8.89cm" svg:y="8.89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8.89cm">
          <text:p text:style-name="P1"><text:span text:style-name="T1">reflective-pla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9.525cm" svg:x2="16.51cm" svg:y2="9.525cm">
          <text:p/>
        </draw:line>
        <draw:frame draw:style-name="gr3" draw:text-style-name="P3" draw:layer="layout" svg:width="4.782cm" svg:height="0.954cm" svg:x="11.565cm" svg:y="8.672cm">
          <draw:text-box>
            <text:p><text:span text:style-name="T1">unique-identifier</text:span></text:p>
          </draw:text-box>
        </draw:frame>
        <draw:custom-shape draw:style-name="gr1" draw:text-style-name="P2" draw:layer="layout" svg:width="12.7cm" svg:height="1.27cm" svg:x="16.51cm" svg:y="11.43cm">
          <text:p text:style-name="P1"><text:span text:style-name="T1">execute a recent plan to accomplish a 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9.525cm" svg:x2="16.51cm" svg:y2="12.065cm">
          <text:p/>
        </draw:line>
        <draw:frame draw:style-name="gr3" draw:text-style-name="P3" draw:layer="layout" svg:width="3.931cm" svg:height="0.954cm" svg:x="14.546cm" svg:y="10.377cm">
          <draw:text-box>
            <text:p><text:span text:style-name="T1">english-name</text:span></text:p>
          </draw:text-box>
        </draw:frame>
        <draw:custom-shape draw:style-name="gr1" draw:text-style-name="P2" draw:layer="layout" svg:width="13.97cm" svg:height="1.27cm" svg:x="16.51cm" svg:y="13.97cm">
          <text:p text:style-name="P1"><text:span text:style-name="T1">a planner to be focused on a plan that has 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9.525cm" svg:x2="16.51cm" svg:y2="14.605cm">
          <text:p/>
        </draw:line>
        <draw:frame draw:style-name="gr4" draw:text-style-name="P3" draw:layer="layout" svg:width="4.134cm" svg:height="0.954cm" svg:x="15.392cm" svg:y="12.976cm">
          <draw:text-box>
            <text:p><text:span text:style-name="T1">fails-to-avoid</text:span></text:p>
          </draw:text-box>
        </draw:frame>
        <draw:custom-shape draw:style-name="gr1" draw:text-style-name="P2" draw:layer="layout" svg:width="2.54cm" svg:height="1.27cm" svg:x="8.89cm" svg:y="16.51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16.51cm">
          <text:p text:style-name="P1"><text:span text:style-name="T1">reflective-pla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17.145cm" svg:x2="16.51cm" svg:y2="17.145cm">
          <text:p/>
        </draw:line>
        <draw:frame draw:style-name="gr3" draw:text-style-name="P3" draw:layer="layout" svg:width="4.782cm" svg:height="0.954cm" svg:x="11.565cm" svg:y="16.292cm">
          <draw:text-box>
            <text:p><text:span text:style-name="T1">unique-identifier</text:span></text:p>
          </draw:text-box>
        </draw:frame>
        <draw:custom-shape draw:style-name="gr1" draw:text-style-name="P2" draw:layer="layout" svg:width="10.16cm" svg:height="1.27cm" svg:x="16.51cm" svg:y="19.05cm">
          <text:p text:style-name="P2">imagine effects of plan in foc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17.145cm" svg:x2="16.51cm" svg:y2="19.685cm">
          <text:p/>
        </draw:line>
        <draw:frame draw:style-name="gr3" draw:text-style-name="P3" draw:layer="layout" svg:width="3.931cm" svg:height="0.954cm" svg:x="14.546cm" svg:y="17.997cm">
          <draw:text-box>
            <text:p><text:span text:style-name="T1">english-name</text:span></text:p>
          </draw:text-box>
        </draw:frame>
        <draw:line draw:style-name="gr2" draw:text-style-name="P1" draw:layer="layout" svg:x1="10.16cm" svg:y1="10.16cm" svg:x2="10.16cm" svg:y2="16.51cm">
          <text:p/>
        </draw:line>
        <draw:frame draw:style-name="gr3" draw:text-style-name="P3" draw:layer="layout" svg:width="2.907cm" svg:height="0.954cm" svg:x="10.177cm" svg:y="12.858cm">
          <draw:text-box>
            <text:p><text:span text:style-name="T1">next-plan</text:span></text:p>
          </draw:text-box>
        </draw:frame>
        <draw:custom-shape draw:style-name="gr1" draw:text-style-name="P2" draw:layer="layout" svg:width="2.54cm" svg:height="1.27cm" svg:x="8.89cm" svg:y="31.75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31.75cm">
          <text:p text:style-name="P1"><text:span text:style-name="T1">reflective-plan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2.385cm" svg:x2="16.51cm" svg:y2="32.385cm">
          <text:p/>
        </draw:line>
        <draw:frame draw:style-name="gr3" draw:text-style-name="P3" draw:layer="layout" svg:width="4.782cm" svg:height="0.954cm" svg:x="11.565cm" svg:y="31.532cm">
          <draw:text-box>
            <text:p><text:span text:style-name="T1">unique-identifier</text:span></text:p>
          </draw:text-box>
        </draw:frame>
        <draw:custom-shape draw:style-name="gr1" draw:text-style-name="P2" draw:layer="layout" svg:width="11.43cm" svg:height="1.27cm" svg:x="16.51cm" svg:y="34.29cm">
          <text:p text:style-name="P1"><text:span text:style-name="T1">execute an old plan to accomplish a 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2.385cm" svg:x2="16.51cm" svg:y2="34.925cm">
          <text:p/>
        </draw:line>
        <draw:frame draw:style-name="gr3" draw:text-style-name="P3" draw:layer="layout" svg:width="3.931cm" svg:height="0.954cm" svg:x="14.546cm" svg:y="33.237cm">
          <draw:text-box>
            <text:p><text:span text:style-name="T1">english-name</text:span></text:p>
          </draw:text-box>
        </draw:frame>
        <draw:custom-shape draw:style-name="gr1" draw:text-style-name="P2" draw:layer="layout" svg:width="13.97cm" svg:height="1.27cm" svg:x="16.51cm" svg:y="36.83cm">
          <text:p text:style-name="P1"><text:span text:style-name="T1">a planner to be focused on a plan that has 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2.385cm" svg:x2="16.51cm" svg:y2="37.465cm">
          <text:p/>
        </draw:line>
        <draw:frame draw:style-name="gr3" draw:text-style-name="P3" draw:layer="layout" svg:width="5.48cm" svg:height="0.954cm" svg:x="15.392cm" svg:y="35.836cm">
          <draw:text-box>
            <text:p><text:span text:style-name="T1">successfully-avoids</text:span></text:p>
          </draw:text-box>
        </draw:frame>
        <draw:custom-shape draw:style-name="gr1" draw:text-style-name="P2" draw:layer="layout" svg:width="13.97cm" svg:height="1.27cm" svg:x="16.51cm" svg:y="21.59cm">
          <text:p text:style-name="P1"><text:span text:style-name="T1">planner is focused on a plan that has been imag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17.145cm" svg:x2="16.51cm" svg:y2="22.225cm">
          <text:p/>
        </draw:line>
        <draw:frame draw:style-name="gr3" draw:text-style-name="P3" draw:layer="layout" svg:width="6.192cm" svg:height="0.954cm" svg:x="15.375cm" svg:y="20.537cm">
          <draw:text-box>
            <text:p><text:span text:style-name="T1">hypothesized-to-cause</text:span></text:p>
          </draw:text-box>
        </draw:frame>
        <draw:custom-shape draw:style-name="gr1" draw:text-style-name="P2" draw:layer="layout" svg:width="2.54cm" svg:height="1.27cm" svg:x="8.89cm" svg:y="24.13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24.13cm">
          <text:p text:style-name="P1"><text:span text:style-name="T1">reflective-plan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4.765cm" svg:x2="16.51cm" svg:y2="24.765cm">
          <text:p/>
        </draw:line>
        <draw:frame draw:style-name="gr3" draw:text-style-name="P3" draw:layer="layout" svg:width="4.782cm" svg:height="0.954cm" svg:x="11.565cm" svg:y="23.912cm">
          <draw:text-box>
            <text:p><text:span text:style-name="T1">unique-identifier</text:span></text:p>
          </draw:text-box>
        </draw:frame>
        <draw:custom-shape draw:style-name="gr1" draw:text-style-name="P2" draw:layer="layout" svg:width="11.43cm" svg:height="1.27cm" svg:x="16.51cm" svg:y="26.67cm">
          <text:p text:style-name="P1"><text:span text:style-name="T2">focus on a plan to accomplish a 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4.765cm" svg:x2="16.51cm" svg:y2="27.305cm">
          <text:p/>
        </draw:line>
        <draw:frame draw:style-name="gr3" draw:text-style-name="P3" draw:layer="layout" svg:width="3.931cm" svg:height="0.954cm" svg:x="14.546cm" svg:y="25.617cm">
          <draw:text-box>
            <text:p><text:span text:style-name="T1">english-name</text:span></text:p>
          </draw:text-box>
        </draw:frame>
        <draw:custom-shape draw:style-name="gr1" draw:text-style-name="P2" draw:layer="layout" svg:width="8.89cm" svg:height="1.27cm" svg:x="16.51cm" svg:y="29.21cm">
          <text:p text:style-name="P1"><text:span text:style-name="T1">a planner is focused on a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4.765cm" svg:x2="16.51cm" svg:y2="29.845cm">
          <text:p/>
        </draw:line>
        <draw:frame draw:style-name="gr3" draw:text-style-name="P3" draw:layer="layout" svg:width="6.192cm" svg:height="0.954cm" svg:x="15.375cm" svg:y="28.157cm">
          <draw:text-box>
            <text:p><text:span text:style-name="T1">hypothesized-to-cause</text:span></text:p>
          </draw:text-box>
        </draw:frame>
        <draw:line draw:style-name="gr2" draw:text-style-name="P1" draw:layer="layout" svg:x1="10.16cm" svg:y1="17.78cm" svg:x2="10.16cm" svg:y2="24.13cm">
          <text:p/>
        </draw:line>
        <draw:frame draw:style-name="gr3" draw:text-style-name="P3" draw:layer="layout" svg:width="2.907cm" svg:height="0.954cm" svg:x="10.177cm" svg:y="20.478cm">
          <draw:text-box>
            <text:p><text:span text:style-name="T1">next-plan</text:span></text:p>
          </draw:text-box>
        </draw:frame>
        <draw:line draw:style-name="gr2" draw:text-style-name="P1" draw:layer="layout" svg:x1="10.16cm" svg:y1="25.4cm" svg:x2="10.16cm" svg:y2="31.75cm">
          <text:p/>
        </draw:line>
        <draw:frame draw:style-name="gr3" draw:text-style-name="P3" draw:layer="layout" svg:width="2.907cm" svg:height="0.954cm" svg:x="10.177cm" svg:y="28.098cm">
          <draw:text-box>
            <text:p><text:span text:style-name="T1">next-plan</text:span></text:p>
          </draw:text-box>
        </draw:frame>
        <draw:custom-shape draw:style-name="gr1" draw:text-style-name="P2" draw:layer="layout" svg:width="2.54cm" svg:height="1.27cm" svg:x="1.27cm" svg:y="1.27cm">
          <text:p text:style-name="P1"><text:span text:style-name="T1">Pla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89cm" svg:height="1.27cm" svg:x="8.89cm" svg:y="1.27cm">
          <text:p text:style-name="P1"><text:span text:style-name="T1">reflective-planning-mach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81cm" svg:y1="1.905cm" svg:x2="8.89cm" svg:y2="1.905cm">
          <text:p/>
        </draw:line>
        <draw:frame draw:style-name="gr3" draw:text-style-name="P3" draw:layer="layout" svg:width="4.782cm" svg:height="0.954cm" svg:x="3.945cm" svg:y="1.052cm">
          <draw:text-box>
            <text:p><text:span text:style-name="T1">unique-identifier</text:span></text:p>
          </draw:text-box>
        </draw:frame>
        <draw:line draw:style-name="gr2" draw:text-style-name="P1" draw:layer="layout" svg:x1="3.81cm" svg:y1="1.905cm" svg:x2="8.89cm" svg:y2="32.385cm">
          <text:p/>
        </draw:line>
        <draw:frame draw:style-name="gr3" draw:text-style-name="P3" draw:layer="layout" svg:width="3.186cm" svg:height="0.954cm" svg:x="6.343cm" svg:y="14.157cm">
          <draw:text-box>
            <text:p><text:span text:style-name="T1">focus-plan</text:span></text:p>
          </draw:text-box>
        </draw:frame>
        <draw:custom-shape draw:style-name="gr1" draw:text-style-name="P2" draw:layer="layout" svg:width="13.97cm" svg:height="1.27cm" svg:x="16.51cm" svg:y="6.35cm">
          <text:p text:style-name="P1"><text:span text:style-name="T1">a planner to be focused on a plan that has 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81cm" svg:y1="1.905cm" svg:x2="8.89cm" svg:y2="4.445cm">
          <text:p/>
        </draw:line>
        <draw:frame draw:style-name="gr3" draw:text-style-name="P3" draw:layer="layout" svg:width="3.969cm" svg:height="0.954cm" svg:x="7.161cm" svg:y="2.798cm">
          <draw:text-box>
            <text:p><text:span text:style-name="T1">negative-goal</text:span></text:p>
          </draw:text-box>
        </draw:frame>
        <draw:line draw:style-name="gr5" draw:text-style-name="P1" draw:layer="layout" svg:x1="3.175cm" svg:y1="8.255cm" svg:x2="3.175cm" svg:y2="38.735cm">
          <text:p/>
        </draw:line>
        <draw:line draw:style-name="gr5" draw:text-style-name="P1" draw:layer="layout" svg:x1="4.445cm" svg:y1="8.255cm" svg:x2="3.175cm" svg:y2="8.255cm">
          <text:p/>
        </draw:line>
        <draw:line draw:style-name="gr5" draw:text-style-name="P1" draw:layer="layout" svg:x1="3.175cm" svg:y1="38.735cm" svg:x2="4.445cm" svg:y2="38.735cm">
          <text:p/>
        </draw:line>
        <draw:line draw:style-name="gr5" draw:text-style-name="P1" draw:layer="layout" svg:x1="3.175cm" svg:y1="23.495cm" svg:x2="1.27cm" svg:y2="23.495cm">
          <text:p/>
        </draw:line>
        <draw:custom-shape draw:style-name="gr6" draw:text-style-name="P5" draw:layer="layout" svg:width="1.27cm" svg:height="1.27cm" svg:x="0cm" svg:y="0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0cm" svg:y="22.86cm">
          <text:p text:style-name="P4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89cm" svg:y="3.81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3.81cm">
          <text:p text:style-name="P1"><text:span text:style-name="T1">reflective-goal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4.445cm" svg:x2="16.51cm" svg:y2="4.445cm">
          <text:p/>
        </draw:line>
        <draw:frame draw:style-name="gr3" draw:text-style-name="P3" draw:layer="layout" svg:width="4.782cm" svg:height="0.954cm" svg:x="11.565cm" svg:y="3.592cm">
          <draw:text-box>
            <text:p><text:span text:style-name="T1">unique-identifier</text:span></text:p>
          </draw:text-box>
        </draw:frame>
        <draw:line draw:style-name="gr2" draw:text-style-name="P1" draw:layer="layout" svg:x1="11.43cm" svg:y1="4.445cm" svg:x2="16.51cm" svg:y2="6.985cm">
          <text:p/>
        </draw:line>
        <draw:frame draw:style-name="gr3" draw:text-style-name="P3" draw:layer="layout" svg:width="3.931cm" svg:height="0.954cm" svg:x="14.581cm" svg:y="5.297cm">
          <draw:text-box>
            <text:p><text:span text:style-name="T1">english-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0.48cm" fo:page-height="39.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ptune </meta:initial-creator>
    <meta:creation-date>2013-06-23T10:48:14</meta:creation-date>
    <dc:date>2013-06-30T16:50:43</dc:date>
    <dc:creator>neptune </dc:creator>
    <meta:editing-duration>P7DT5H16M28S</meta:editing-duration>
    <meta:editing-cycles>9</meta:editing-cycles>
    <meta:generator>LibreOffice/4.0.2.2$Linux_X86_64 LibreOffice_project/400m0$Build-2</meta:generator>
    <meta:document-statistic meta:object-count="67"/>
  </office:meta>
</office:document-meta>
</file>